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color="#9999ff" draw:fill="solid" draw:fill-color="#6666ff" draw:textarea-horizontal-align="center" draw:textarea-vertical-align="middle"/>
    </style:style>
    <style:style style:name="gr2" style:family="graphic">
      <style:graphic-properties svg:stroke-width="0.1cm" svg:stroke-color="#6666ff" draw:marker-start-width="0.35cm" draw:marker-end-width="0.35cm" draw:fill="solid" draw:fill-color="#0066cc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6666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draw:stroke="none" svg:stroke-color="#000000" draw:fill="none" draw:fill-color="#ffffff" fo:min-height="0.292cm"/>
    </style:style>
    <style:style style:name="gr5" style:family="graphic">
      <style:graphic-properties svg:stroke-width="0.1cm" svg:stroke-color="#99006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draw:fill="solid" draw:fill-color="#9999ff" draw:textarea-horizontal-align="center" draw:textarea-vertical-align="middle"/>
    </style:style>
    <style:style style:name="gr7" style:family="graphic">
      <style:graphic-properties svg:stroke-width="0.1cm" svg:stroke-color="#990066" draw:marker-start-width="0.35cm" draw:marker-end-width="0.35cm" draw:fill="solid" draw:fill-color="#990066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draw:fill="solid" draw:fill-color="#83caff" draw:textarea-horizontal-align="center" draw:textarea-vertical-align="middle"/>
    </style:style>
    <style:style style:name="gr9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0" style:family="graphic">
      <style:graphic-properties draw:stroke="none" svg:stroke-color="#000000" draw:fill="none" draw:fill-color="#ffffff" fo:min-height="0.611cm"/>
    </style:style>
    <style:style style:name="gr11" style:family="graphic">
      <style:graphic-properties draw:stroke="none" svg:stroke-color="#000000" draw:fill="none" draw:fill-color="#ffffff" fo:min-height="0.744cm"/>
    </style:style>
    <style:style style:name="gr12" style:family="graphic">
      <style:graphic-properties draw:textarea-horizontal-align="center" draw:textarea-vertical-align="middle"/>
    </style:style>
    <style:style style:name="gr13" style:family="graphic">
      <style:graphic-properties draw:stroke="none" svg:stroke-color="#000000" draw:fill="none" draw:fill-color="#ffffff" fo:min-height="0.624cm"/>
    </style:style>
    <style:style style:name="gr14" style:family="graphic">
      <style:graphic-properties draw:stroke="none" svg:stroke-color="#000000" draw:fill="none" draw:fill-color="#ffffff" fo:min-height="0.711cm"/>
    </style:style>
    <style:style style:name="gr15" style:family="graphic">
      <style:graphic-properties svg:stroke-color="#000000" draw:fill="solid" draw:fill-color="#000000" draw:textarea-vertical-align="middle" draw:auto-grow-height="false" fo:min-height="0.749cm" fo:min-width="0.499cm"/>
    </style:style>
    <style:style style:name="gr16" style:family="graphic">
      <style:graphic-properties svg:stroke-width="0cm" svg:stroke-color="#808080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gr17" style:family="graphic">
      <style:graphic-properties draw:textarea-horizontal-align="center" draw:textarea-vertical-align="middle"/>
    </style:style>
    <style:style style:name="gr18" style:family="graphic">
      <style:graphic-properties draw:stroke="none" svg:stroke-color="#000000" draw:fill="none" draw:fill-color="#ffffff" fo:min-height="0.628cm"/>
    </style:style>
    <style:style style:name="gr19" style:family="graphic">
      <style:graphic-properties draw:stroke="none" svg:stroke-color="#000000" draw:fill="none" draw:fill-color="#ffffff" fo:min-height="0.717cm"/>
    </style:style>
    <style:style style:name="gr20" style:family="graphic">
      <style:graphic-properties draw:stroke="none" svg:stroke-color="#000000" draw:fill="none" draw:fill-color="#ffffff" fo:min-height="0.638cm"/>
    </style:style>
    <style:style style:name="gr21" style:family="graphic">
      <style:graphic-properties draw:stroke="none" svg:stroke-color="#000000" draw:fill="none" draw:fill-color="#ffffff" fo:min-height="0.469cm"/>
    </style:style>
    <style:style style:name="gr22" style:family="graphic">
      <style:graphic-properties draw:stroke="none" svg:stroke-color="#000000" draw:fill="none" draw:fill-color="#ffffff" fo:min-height="0.425cm"/>
    </style:style>
    <style:style style:name="gr23" style:family="graphic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>
      <style:graphic-properties draw:stroke="none" svg:stroke-color="#000000" draw:fill="none" draw:fill-color="#ffffff" fo:min-height="0.452cm"/>
    </style:style>
    <style:style style:name="gr25" style:family="graphic">
      <style:graphic-properties draw:stroke="none" svg:stroke-color="#000000" draw:fill="none" draw:fill-color="#ffffff" fo:min-height="0.584cm"/>
    </style:style>
    <style:style style:name="gr26" style:family="graphic">
      <style:graphic-properties draw:fill="solid" draw:fill-color="#99ffcc" draw:textarea-horizontal-align="center" draw:textarea-vertical-align="middle"/>
    </style:style>
    <style:style style:name="gr27" style:family="graphic">
      <style:graphic-properties draw:stroke="none" svg:stroke-color="#000000" draw:fill="none" draw:fill-color="#ffffff" fo:min-height="0.937cm"/>
    </style:style>
    <style:style style:name="gr28" style:family="graphic">
      <style:graphic-properties draw:stroke="none" svg:stroke-color="#000000" draw:fill="none" draw:fill-color="#ffffff" fo:min-height="1.169cm"/>
    </style:style>
    <style:style style:name="P1" style:family="paragraph">
      <style:paragraph-properties fo:text-align="center"/>
      <style:text-properties fo:font-family="'Arial Black'" style:font-family-generic="swiss" style:font-pitch="variable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Arial Black'" style:font-family-generic="swiss" style:font-pitch="variable" fo:font-size="16pt" style:font-size-asian="16pt" style:font-size-complex="16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>
            <draw:rect table:end-cell-address="Hoja1.F6" table:end-x="1.227cm" table:end-y="0.292cm" draw:z-index="0" draw:style-name="gr1" draw:text-style-name="P1" svg:width="5.743cm" svg:height="1.966cm" svg:x="0cm" svg:y="0.133cm">
              <text:p text:style-name="P1"><text:span text:style-name="T1">e-commerce</text:span></text:p>
            </draw:rect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>
            <draw:line table:end-cell-address="Hoja1.E10" table:end-x="0.558cm" table:end-y="0.266cm" draw:z-index="1" draw:style-name="gr2" draw:text-style-name="P2" svg:x1="0.558cm" svg:y1="0.372cm" svg:x2="0.53cm" svg:y2="2.072cm">
              <text:p/>
            </draw:line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>
            <draw:line table:end-cell-address="Hoja1.S10" table:end-x="0.669cm" table:end-y="0.293cm" draw:z-index="2" draw:style-name="gr3" draw:text-style-name="P2" svg:x1="1.31cm" svg:y1="0.24cm" svg:x2="41.315cm" svg:y2="0.293cm">
              <text:p/>
            </draw:line>
            <draw:line table:end-cell-address="Hoja1.A12" table:end-x="1.366cm" table:end-y="0.399cm" draw:z-index="3" draw:style-name="gr3" draw:text-style-name="P2" svg:x1="1.366cm" svg:y1="0.24cm" svg:x2="1.366cm" svg:y2="1.302cm">
              <text:p/>
            </draw:line>
          </table:table-cell>
          <table:table-cell/>
          <table:table-cell>
            <draw:line table:end-cell-address="Hoja1.C12" table:end-x="0.279cm" table:end-y="0.453cm" draw:z-index="29" draw:style-name="gr3" draw:text-style-name="P2" svg:x1="0.251cm" svg:y1="1.356cm" svg:x2="0.279cm" svg:y2="0.266cm">
              <text:p/>
            </draw:line>
          </table:table-cell>
          <table:table-cell table:number-columns-repeated="2"/>
          <table:table-cell>
            <draw:line table:end-cell-address="Hoja1.F12" table:end-x="0.921cm" table:end-y="0.453cm" draw:z-index="47" draw:style-name="gr3" draw:text-style-name="P2" svg:x1="0.893cm" svg:y1="1.356cm" svg:x2="0.921cm" svg:y2="0.266cm">
              <text:p/>
            </draw:line>
          </table:table-cell>
          <table:table-cell>
            <draw:line table:end-cell-address="Hoja1.G12" table:end-x="1.813cm" table:end-y="0.427cm" draw:z-index="48" draw:style-name="gr3" draw:text-style-name="P2" svg:x1="1.785cm" svg:y1="1.33cm" svg:x2="1.813cm" svg:y2="0.24cm">
              <text:p/>
            </draw:line>
          </table:table-cell>
          <table:table-cell>
            <draw:frame table:end-cell-address="Hoja1.J11" table:end-x="0.205cm" table:end-y="0.382cm" draw:z-index="49" draw:style-name="gr4" svg:width="2.927cm" svg:height="0.469cm" svg:x="1.795cm" svg:y="0.365cm">
              <draw:text-box>
                <text:p>Puede acceder a</text:p>
              </draw:text-box>
            </draw:frame>
          </table:table-cell>
          <table:table-cell table:number-columns-repeated="4"/>
          <table:table-cell>
            <draw:line table:end-cell-address="Hoja1.M12" table:end-x="1.841cm" table:end-y="0.4cm" draw:z-index="53" draw:style-name="gr3" draw:text-style-name="P2" svg:x1="1.841cm" svg:y1="1.303cm" svg:x2="1.841cm" svg:y2="0.214cm">
              <text:p/>
            </draw:line>
          </table:table-cell>
          <table:table-cell table:number-columns-repeated="5"/>
          <table:table-cell>
            <draw:line table:end-cell-address="Hoja1.S14" table:end-x="0.669cm" table:end-y="0.133cm" draw:z-index="52" draw:style-name="gr3" draw:text-style-name="P2" svg:x1="0.669cm" svg:y1="1.94cm" svg:x2="0.658cm" svg:y2="0.266cm">
              <text:p/>
            </draw:line>
          </table:table-cell>
          <table:table-cell/>
        </table:table-row>
        <table:table-row table:style-name="ro1">
          <table:table-cell table:number-columns-repeated="12"/>
          <table:table-cell>
            <draw:line table:end-cell-address="Hoja1.M12" table:end-x="2.231cm" table:end-y="0.399cm" draw:z-index="51" draw:style-name="gr5" draw:text-style-name="P2" svg:x1="2.231cm" svg:y1="0.85cm" svg:x2="2.231cm" svg:y2="0.425cm">
              <text:p/>
            </draw:line>
          </table:table-cell>
          <table:table-cell table:number-columns-repeated="7"/>
        </table:table-row>
        <table:table-row table:style-name="ro1">
          <table:table-cell>
            <draw:rect table:end-cell-address="Hoja1.B15" table:end-x="0.057cm" table:end-y="0.161cm" draw:z-index="6" draw:style-name="gr6" draw:text-style-name="P2" svg:width="2.063cm" svg:height="1.089cm" svg:x="0.252cm" svg:y="0.427cm">
              <text:p text:style-name="P2">Cliente</text:p>
            </draw:rect>
          </table:table-cell>
          <table:table-cell>
            <draw:line table:end-cell-address="Hoja1.B13" table:end-x="0.809cm" table:end-y="0.426cm" draw:z-index="26" draw:style-name="gr7" draw:text-style-name="P2" svg:x1="0.781cm" svg:y1="0.878cm" svg:x2="0.809cm" svg:y2="0.001cm">
              <text:p/>
            </draw:line>
            <draw:line table:end-cell-address="Hoja1.F12" table:end-x="0.447cm" table:end-y="0.027cm" draw:z-index="27" draw:style-name="gr7" draw:text-style-name="P2" svg:x1="0.809cm" svg:y1="0.027cm" svg:x2="9.479cm" svg:y2="0.027cm">
              <text:p/>
            </draw:line>
          </table:table-cell>
          <table:table-cell/>
          <table:table-cell>
            <draw:rect table:end-cell-address="Hoja1.E19" table:end-x="1.199cm" table:end-y="0.292cm" draw:z-index="20" draw:style-name="gr8" draw:text-style-name="P2" svg:width="3.428cm" svg:height="3.028cm" svg:x="0.029cm" svg:y="0.426cm">
              <text:p text:style-name="P2"><text:span text:style-name="T2">Portada</text:span></text:p>
              <text:p text:style-name="P2"/>
              <text:p text:style-name="P2">Nombre de la tienda</text:p>
              <text:p text:style-name="P2"/>
              <text:p text:style-name="P2">Imágen</text:p>
              <text:p text:style-name="P2"/>
            </draw:rect>
          </table:table-cell>
          <table:table-cell>
            <draw:rect table:end-cell-address="Hoja1.F15" table:end-x="1.62cm" table:end-y="0.154cm" draw:z-index="7" draw:style-name="gr6" draw:text-style-name="P2" svg:width="2.063cm" svg:height="1.089cm" svg:x="1.815cm" svg:y="0.42cm">
              <text:p text:style-name="P2">Categorás</text:p>
            </draw:rect>
          </table:table-cell>
          <table:table-cell>
            <draw:line table:end-cell-address="Hoja1.F12" table:end-x="0.402cm" table:end-y="0.453cm" draw:z-index="28" draw:style-name="gr5" draw:text-style-name="P2" svg:x1="0.402cm" svg:y1="0.453cm" svg:x2="0.402cm" svg:y2="0.027cm">
              <text:p/>
            </draw:line>
            <draw:line table:end-cell-address="Hoja1.G12" table:end-x="2.231cm" table:end-y="0.027cm" draw:z-index="45" draw:style-name="gr7" draw:text-style-name="P2" svg:x1="0.307cm" svg:y1="0.027cm" svg:x2="4.489cm" svg:y2="0.027cm">
              <text:p/>
            </draw:line>
          </table:table-cell>
          <table:table-cell>
            <draw:rect table:end-cell-address="Hoja1.H15" table:end-x="0.838cm" table:end-y="0.181cm" draw:z-index="8" draw:style-name="gr6" draw:text-style-name="P2" svg:width="2.063cm" svg:height="1.089cm" svg:x="1.033cm" svg:y="0.447cm">
              <text:p text:style-name="P2">Productos</text:p>
            </draw:rect>
            <draw:line table:end-cell-address="Hoja1.G12" table:end-x="2.175cm" table:end-y="0.452cm" draw:z-index="46" draw:style-name="gr7" draw:text-style-name="P2" svg:x1="2.175cm" svg:y1="0.027cm" svg:x2="2.175cm" svg:y2="0.452cm">
              <text:p/>
            </draw:line>
            <draw:line table:end-cell-address="Hoja1.R12" table:end-x="2.174cm" table:end-y="0.027cm" draw:z-index="50" draw:style-name="gr5" draw:text-style-name="P2" svg:x1="2.064cm" svg:y1="0.001cm" svg:x2="27.014cm" svg:y2="0.027cm">
              <text:p/>
            </draw:line>
          </table:table-cell>
          <table:table-cell table:number-columns-repeated="5"/>
          <table:table-cell>
            <draw:rect table:end-cell-address="Hoja1.N15" table:end-x="0.893cm" table:end-y="0.149cm" draw:z-index="9" draw:style-name="gr6" draw:text-style-name="P2" svg:width="2.063cm" svg:height="1.089cm" svg:x="1.088cm" svg:y="0.415cm">
              <text:p text:style-name="P2">Vendedor</text:p>
            </draw:rect>
          </table:table-cell>
          <table:table-cell table:number-columns-repeated="4"/>
          <table:table-cell>
            <draw:line table:end-cell-address="Hoja1.R14" table:end-x="2.174cm" table:end-y="0.053cm" draw:z-index="62" draw:style-name="gr5" draw:text-style-name="P2" svg:x1="2.174cm" svg:y1="0.027cm" svg:x2="2.174cm" svg:y2="0.957cm">
              <text:p/>
            </draw:line>
          </table:table-cell>
          <table:table-cell table:number-columns-repeated="2"/>
        </table:table-row>
        <table:table-row table:style-name="ro1">
          <table:table-cell/>
          <table:table-cell>
            <draw:rect table:end-cell-address="Hoja1.C15" table:end-x="1.226cm" table:end-y="0.188cm" draw:z-index="4" draw:style-name="gr6" draw:text-style-name="P2" svg:width="2.063cm" svg:height="1.089cm" svg:x="1.421cm" svg:y="0.002cm">
              <text:p text:style-name="P2">Inicio</text:p>
            </draw:rect>
          </table:table-cell>
          <table:table-cell table:number-columns-repeated="9"/>
          <table:table-cell>
            <draw:line table:end-cell-address="Hoja1.M13" table:end-x="1.088cm" table:end-y="0.213cm" draw:z-index="56" draw:style-name="gr9" draw:text-style-name="P2" svg:x1="3.346cm" svg:y1="0.213cm" svg:x2="2.203cm" svg:y2="0.213cm">
              <text:p/>
            </draw:line>
            <draw:frame table:end-cell-address="Hoja1.O14" table:end-x="0.326cm" table:end-y="0.394cm" draw:z-index="59" draw:style-name="gr10" svg:width="4.851cm" svg:height="0.611cm" draw:transform="rotate (-1.58510802666214) translate (2.249cm 0.235cm)">
              <draw:text-box>
                <text:p>Ingresa los siguientes datos</text:p>
              </draw:text-box>
            </draw:frame>
          </table:table-cell>
          <table:table-cell>
            <draw:line table:end-cell-address="Hoja1.M23" table:end-x="0.001cm" table:end-y="0.373cm" draw:z-index="57" draw:style-name="gr9" draw:text-style-name="P2" svg:x1="0.001cm" svg:y1="0.24cm" svg:x2="0.001cm" svg:y2="4.889cm">
              <text:p/>
            </draw:line>
          </table:table-cell>
          <table:table-cell table:number-columns-repeated="7"/>
        </table:table-row>
        <table:table-row table:style-name="ro1">
          <table:table-cell>
            <draw:frame table:end-cell-address="Hoja1.C15" table:end-x="0.113cm" table:end-y="0.308cm" draw:z-index="11" draw:style-name="gr11" draw:text-style-name="P2" svg:width="3.261cm" svg:height="0.744cm" draw:transform="rotate (-1.5669566024414) translate (1.368cm 0.015cm)">
              <draw:text-box draw:corner-radius="1.339cm">
                <text:p text:style-name="P2">Visualiza</text:p>
              </draw:text-box>
            </draw:frame>
          </table:table-cell>
          <table:table-cell>
            <draw:line table:end-cell-address="Hoja1.B14" table:end-x="1.394cm" table:end-y="0cm" draw:z-index="22" draw:style-name="gr7" draw:text-style-name="P2" svg:x1="0.084cm" svg:y1="0cm" svg:x2="1.394cm" svg:y2="0cm">
              <text:p/>
            </draw:line>
          </table:table-cell>
          <table:table-cell>
            <draw:line table:end-cell-address="Hoja1.D14" table:end-x="0.168cm" table:end-y="0cm" draw:z-index="19" draw:style-name="gr9" draw:text-style-name="P2" svg:x1="1.227cm" svg:y1="0cm" svg:x2="2.426cm" svg:y2="0cm">
              <text:p/>
            </draw:line>
          </table:table-cell>
          <table:table-cell>
            <draw:line table:end-cell-address="Hoja1.E14" table:end-x="1.227cm" table:end-y="0.239cm" draw:z-index="21" draw:style-name="gr12" draw:text-style-name="P2" svg:x1="0.028cm" svg:y1="0.239cm" svg:x2="3.485cm" svg:y2="0.239cm">
              <text:p/>
            </draw:line>
          </table:table-cell>
          <table:table-cell table:number-columns-repeated="13"/>
          <table:table-cell>
            <draw:rect table:end-cell-address="Hoja1.U34" table:end-x="2.163cm" table:end-y="0.419cm" draw:z-index="61" draw:style-name="gr8" draw:text-style-name="P2" svg:width="8.614cm" svg:height="9.352cm" svg:x="0.323cm" svg:y="0.099cm">
              <text:p text:style-name="P2"><text:span text:style-name="T2">Carrito de Compras</text:span></text:p>
              <text:p text:style-name="P2"/>
              <text:p text:style-name="P2">Artículos seleccionados para comprar</text:p>
              <text:p text:style-name="P2"/>
              <text:p text:style-name="P2">Costo unitario de un artículo</text:p>
              <text:p text:style-name="P2"/>
              <text:p text:style-name="P2">Cantidad a comprar de cada artículo</text:p>
              <text:p text:style-name="P2"/>
              <text:p text:style-name="P2">Costo total del costo unitario por la cantidad </text:p>
              <text:p text:style-name="P2">respectiva</text:p>
              <text:p text:style-name="P2"/>
              <text:p text:style-name="P2">Subtotal: sumatoria de los costos total por </text:p>
              <text:p text:style-name="P2">artículo</text:p>
              <text:p text:style-name="P2"/>
              <text:p text:style-name="P2">Costo de envío</text:p>
              <text:p text:style-name="P2"/>
              <text:p text:style-name="P2">Costo total</text:p>
              <text:p text:style-name="P2"/>
              <text:p text:style-name="P2">Seleccionar forma de pago</text:p>
            </draw:rect>
          </table:table-cell>
          <table:table-cell table:number-columns-repeated="2"/>
        </table:table-row>
        <table:table-row table:style-name="ro1">
          <table:table-cell>
            <draw:line table:end-cell-address="Hoja1.A20" table:end-x="1.422cm" table:end-y="0.054cm" draw:z-index="5" draw:style-name="gr9" draw:text-style-name="P2" svg:x1="1.422cm" svg:y1="0.187cm" svg:x2="1.422cm" svg:y2="2.312cm">
              <text:p/>
            </draw:line>
          </table:table-cell>
          <table:table-cell/>
          <table:table-cell>
            <draw:line table:end-cell-address="Hoja1.C24" table:end-x="0.864cm" table:end-y="0.452cm" draw:z-index="23" draw:style-name="gr9" draw:text-style-name="P2" svg:x1="0.809cm" svg:y1="4.517cm" svg:x2="0.864cm" svg:y2="0.16cm">
              <text:p/>
            </draw:line>
          </table:table-cell>
          <table:table-cell table:number-columns-repeated="2"/>
          <table:table-cell>
            <draw:line table:end-cell-address="Hoja1.F20" table:end-x="0.586cm" table:end-y="0.24cm" draw:z-index="32" draw:style-name="gr9" draw:text-style-name="P2" svg:x1="0.586cm" svg:y1="0.161cm" svg:x2="0.586cm" svg:y2="2.498cm">
              <text:p/>
            </draw:line>
          </table:table-cell>
          <table:table-cell>
            <draw:line table:end-cell-address="Hoja1.G17" table:end-x="2.091cm" table:end-y="0.451cm" draw:z-index="43" draw:style-name="gr9" draw:text-style-name="P2" svg:x1="2.091cm" svg:y1="0.213cm" svg:x2="2.091cm" svg:y2="1.355cm">
              <text:p/>
            </draw:line>
          </table:table-cell>
          <table:table-cell>
            <draw:rect table:end-cell-address="Hoja1.L26" table:end-x="0.362cm" table:end-y="0.345cm" draw:z-index="35" draw:style-name="gr8" draw:text-style-name="P2" svg:width="7.249cm" svg:height="5.26cm" svg:x="2.146cm" svg:y="0.053cm">
              <text:p text:style-name="P2"><text:span text:style-name="T2">Listado Artículos</text:span></text:p>
              <text:p text:style-name="P2"/>
              <text:p text:style-name="P2">Orden creciente/decreciente según precio</text:p>
              <text:p text:style-name="P2">(creciente) y relevancia a partir de la </text:p>
              <text:p text:style-name="P2">cantidad de vendidos (decreciente)</text:p>
              <text:p text:style-name="P2"/>
              <text:p text:style-name="P2">Filtro según rango precio</text:p>
              <text:p text:style-name="P2"/>
              <text:p text:style-name="P2"/>
              <text:p text:style-name="P2"/>
            </draw:rect>
          </table:table-cell>
          <table:table-cell table:number-columns-repeated="9"/>
          <table:table-cell>
            <draw:line table:end-cell-address="Hoja1.U15" table:end-x="2.008cm" table:end-y="0.452cm" draw:z-index="63" draw:style-name="gr12" draw:text-style-name="P2" svg:x1="0.502cm" svg:y1="0.452cm" svg:x2="8.782cm" svg:y2="0.399cm">
              <text:p/>
            </draw:line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>
            <draw:line table:end-cell-address="Hoja1.B17" table:end-x="1.645cm" table:end-y="0.399cm" draw:z-index="13" draw:style-name="gr9" draw:text-style-name="P2" svg:x1="1.422cm" svg:y1="0.399cm" svg:x2="3.903cm" svg:y2="0.372cm">
              <text:p/>
            </draw:line>
          </table:table-cell>
          <table:table-cell>
            <draw:line table:end-cell-address="Hoja1.B24" table:end-x="1.589cm" table:end-y="0.426cm" draw:z-index="14" draw:style-name="gr9" draw:text-style-name="P2" svg:x1="1.589cm" svg:y1="3.587cm" svg:x2="1.589cm" svg:y2="0.425cm">
              <text:p/>
            </draw:line>
          </table:table-cell>
          <table:table-cell table:number-columns-repeated="4"/>
          <table:table-cell>
            <draw:line table:end-cell-address="Hoja1.H17" table:end-x="2.119cm" table:end-y="0.425cm" draw:z-index="44" draw:style-name="gr9" draw:text-style-name="P2" svg:x1="2.091cm" svg:y1="0.425cm" svg:x2="4.377cm" svg:y2="0.425cm">
              <text:p/>
            </draw:line>
          </table:table-cell>
          <table:table-cell>
            <draw:line table:end-cell-address="Hoja1.L17" table:end-x="0.335cm" table:end-y="0.107cm" draw:z-index="41" draw:style-name="gr12" draw:text-style-name="P2" svg:x1="2.175cm" svg:y1="0.107cm" svg:x2="9.368cm" svg:y2="0.107cm">
              <text:p/>
            </draw:line>
          </table:table-cell>
          <table:table-cell table:number-columns-repeated="4"/>
          <table:table-cell>
            <draw:rect table:end-cell-address="Hoja1.Q44" table:end-x="1.617cm" table:end-y="0.373cm" draw:z-index="54" draw:style-name="gr8" draw:text-style-name="P2" svg:width="8.893cm" svg:height="12.46cm" svg:x="1.757cm" svg:y="0.106cm">
              <text:p text:style-name="P2"><text:span text:style-name="T2">Información del Producto</text:span></text:p>
              <text:p text:style-name="P2"/>
              <text:p text:style-name="P2">Nombre</text:p>
              <text:p text:style-name="P2"/>
              <text:p text:style-name="P2">Imágenes</text:p>
              <text:p text:style-name="P2"/>
              <text:p text:style-name="P2">Descripción</text:p>
              <text:p text:style-name="P2"/>
              <text:p text:style-name="P2">Costo</text:p>
              <text:p text:style-name="P2"/>
              <text:p text:style-name="P2"><text:s/>Moneda (pesos o dólares)</text:p>
              <text:p text:style-name="P2"/>
              <text:p text:style-name="P2">Categoría</text:p>
              <text:p text:style-name="P2"/>
              <text:p text:style-name="P2">Cantidad en stock</text:p>
              <text:p text:style-name="P2"/>
              <text:p text:style-name="P2">Tipo publicación: Gold (13%)</text:p>
              <text:p text:style-name="P2"><text:s text:c="34"/>Premium (7%)</text:p>
              <text:p text:style-name="P2"><text:s text:c="33"/>Estandar (3%)</text:p>
              <text:p text:style-name="P2"/>
              <text:p text:style-name="P2">Costos: Precio unitario del producto</text:p>
              <text:p text:style-name="P2">Porcentaje según el tipo de publicación</text:p>
              <text:p text:style-name="P2">Total ($)</text:p>
              <text:p text:style-name="P2"/>
              <text:p text:style-name="P2"/>
              <text:p text:style-name="P2"/>
            </draw:rect>
          </table:table-cell>
          <table:table-cell table:number-columns-repeated="7"/>
        </table:table-row>
        <table:table-row table:style-name="ro1">
          <table:table-cell/>
          <table:table-cell>
            <draw:frame table:end-cell-address="Hoja1.D19" table:end-x="0.093cm" table:end-y="0.335cm" draw:z-index="18" draw:style-name="gr13" svg:width="3.051cm" svg:height="0.624cm" draw:transform="rotate (-1.56189514761062) translate (1.558cm 0.163cm)">
              <draw:text-box>
                <text:p>Siguientes datos</text:p>
              </draw:text-box>
            </draw:frame>
          </table:table-cell>
          <table:table-cell table:number-columns-repeated="18"/>
        </table:table-row>
        <table:table-row table:style-name="ro1">
          <table:table-cell>
            <draw:rect table:end-cell-address="Hoja1.B22" table:end-x="0.646cm" table:end-y="0.298cm" draw:z-index="10" draw:style-name="gr8" draw:text-style-name="P3" svg:width="2.704cm" svg:height="1.222cm" svg:x="0.2cm" svg:y="0.431cm">
              <text:p text:style-name="P3"><text:span text:style-name="T3">Pantalla de</text:span></text:p>
              <text:p text:style-name="P3"><text:span text:style-name="T3">autentificación</text:span></text:p>
            </draw:rect>
          </table:table-cell>
          <table:table-cell>
            <draw:frame table:end-cell-address="Hoja1.C20" table:end-x="2.012cm" table:end-y="0.281cm" draw:z-index="17" draw:style-name="gr14" svg:width="2.127cm" svg:height="0.711cm" draw:transform="rotate (-1.56189514761062) translate (2.143cm 0.021cm)">
              <draw:text-box>
                <text:p>Ingresa los <text:s/></text:p>
              </draw:text-box>
            </draw:frame>
          </table:table-cell>
          <table:table-cell table:number-columns-repeated="10"/>
          <table:table-cell>
            <draw:line table:end-cell-address="Hoja1.Q19" table:end-x="1.45cm" table:end-y="0.107cm" draw:z-index="55" draw:style-name="gr12" draw:text-style-name="P2" svg:x1="1.896cm" svg:y1="0.107cm" svg:x2="10.483cm" svg:y2="0.08c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4"/>
          <table:table-cell>
            <draw:rect table:end-cell-address="Hoja1.H42" table:end-x="1.226cm" table:end-y="0.293cm" draw:z-index="30" draw:style-name="gr8" draw:text-style-name="P2" svg:width="7.137cm" svg:height="10.016cm" svg:x="0.863cm" svg:y="0.213cm">
              <text:p text:style-name="P2"><text:span text:style-name="T2">Listado de Categorías</text:span></text:p>
              <text:p text:style-name="P2"/>
              <text:p text:style-name="P2">Nombre de las categorías</text:p>
              <text:p text:style-name="P2"/>
              <text:p text:style-name="P2">Descripción</text:p>
              <text:p text:style-name="P2"/>
              <text:p text:style-name="P2">Cantidad de artículos</text:p>
              <text:p text:style-name="P2"/>
              <text:p text:style-name="P2">Criterio para incluir productos</text:p>
              <text:p text:style-name="P2"/>
              <text:p text:style-name="P2">Imágenes</text:p>
              <text:p text:style-name="P2"/>
              <text:p text:style-name="P2">Orden ascendente/descendente</text:p>
              <text:p text:style-name="P2">por cantidad de artículo, orden</text:p>
              <text:p text:style-name="P2">alfabético, y por localidad.</text:p>
              <text:p text:style-name="P2"/>
              <text:p text:style-name="P2">Filtrar</text:p>
              <text:p text:style-name="P2"/>
              <text:p text:style-name="P2">Hipocresía mínimo y máximo de</text:p>
              <text:p text:style-name="P2">artículos</text:p>
              <text:p text:style-name="P2"/>
            </draw:rect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>
            <draw:custom-shape table:end-cell-address="Hoja1.B24" table:end-x="1.184cm" table:end-y="0.134cm" draw:z-index="16" draw:style-name="gr15" draw:text-style-name="P2" svg:width="1.569cm" svg:height="0.624cm" draw:transform="skewX (0.0282743338823028) rotate (-1.57707951210297) translate (1.873cm 0.413cm)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number-columns-repeated="3"/>
          <table:table-cell>
            <draw:line table:end-cell-address="Hoja1.H22" table:end-x="1.172cm" table:end-y="0.187cm" draw:z-index="31" draw:style-name="gr16" draw:text-style-name="P2" svg:x1="0.92cm" svg:y1="0.187cm" svg:x2="7.946cm" svg:y2="0.16cm">
              <text:p/>
            </draw:line>
          </table:table-cell>
          <table:table-cell table:number-columns-repeated="15"/>
        </table:table-row>
        <table:table-row table:style-name="ro1">
          <table:table-cell table:number-columns-repeated="12"/>
          <table:table-cell>
            <draw:line table:end-cell-address="Hoja1.M23" table:end-x="1.757cm" table:end-y="0.346cm" draw:z-index="58" draw:style-name="gr9" draw:text-style-name="P2" svg:x1="0.029cm" svg:y1="0.346cm" svg:x2="1.757cm" svg:y2="0.346cm">
              <text:p/>
            </draw:line>
          </table:table-cell>
          <table:table-cell table:number-columns-repeated="7"/>
        </table:table-row>
        <table:table-row table:style-name="ro1">
          <table:table-cell>
            <draw:rect table:end-cell-address="Hoja1.C30" table:end-x="1.011cm" table:end-y="0.453cm" draw:z-index="12" draw:style-name="gr17" draw:text-style-name="P2" svg:width="3.692cm" svg:height="2.716cm" svg:x="1.835cm" svg:y="0.447cm"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2">Usuario</text:span></text:p>
              <text:p text:style-name="P2"/>
              <text:p text:style-name="P2">Nombre del usuario</text:p>
              <text:p text:style-name="P2"/>
              <text:p text:style-name="P2">Contraseña</text:p>
              <text:p text:style-name="P2"/>
              <text:p text:style-name="P2"/>
              <text:p text:style-name="P2"/>
            </draw:rect>
          </table:table-cell>
          <table:table-cell/>
          <table:table-cell>
            <draw:frame table:end-cell-address="Hoja1.D26" table:end-x="2.202cm" table:end-y="0.144cm" draw:z-index="24" draw:style-name="gr18" draw:text-style-name="P2" svg:width="4.135cm" svg:height="0.628cm" draw:transform="rotate (1.57603231455058) translate (0.325cm 0.419cm)">
              <draw:text-box>
                <text:p text:style-name="P2">Si los datos son válidos</text:p>
              </draw:text-box>
            </draw:frame>
            <draw:frame table:end-cell-address="Hoja1.D25" table:end-x="1.975cm" table:end-y="0.341cm" draw:z-index="25" draw:style-name="gr19" svg:width="3.373cm" svg:height="0.717cm" draw:transform="rotate (1.57865030842857) translate (0.86cm 0.076cm)">
              <draw:text-box>
                <text:p>se reedirecciona a</text:p>
              </draw:text-box>
            </draw:frame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>
            <draw:line table:end-cell-address="Hoja1.C26" table:end-x="1.132cm" table:end-y="0.299cm" draw:z-index="15" draw:style-name="gr12" draw:text-style-name="P2" svg:x1="2.147cm" svg:y1="0.299cm" svg:x2="5.648cm" svg:y2="0.273cm">
              <text:p/>
            </draw:line>
          </table:table-cell>
          <table:table-cell/>
          <table:table-cell>
            <draw:frame table:end-cell-address="Hoja1.E28" table:end-x="1.172cm" table:end-y="0.16cm" draw:z-index="33" draw:style-name="gr20" svg:width="3.959cm" svg:height="0.638cm" svg:x="1.729cm" svg:y="0.425cm">
              <draw:text-box>
                <text:p>Tiene acceso a</text:p>
              </draw:text-box>
            </draw:frame>
          </table:table-cell>
          <table:table-cell table:number-columns-repeated="6"/>
          <table:table-cell>
            <draw:line table:end-cell-address="Hoja1.J29" table:end-x="1.561cm" table:end-y="0.16cm" draw:z-index="37" draw:style-name="gr9" draw:text-style-name="P2" svg:x1="1.561cm" svg:y1="0.346cm" svg:x2="1.561cm" svg:y2="1.515cm">
              <text:p/>
            </draw:line>
          </table:table-cell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Hoja1.K28" table:end-x="1.227cm" table:end-y="0.364cm" draw:z-index="42" draw:style-name="gr21" svg:width="1.728cm" svg:height="0.469cm" svg:x="1.757cm" svg:y="0.346cm">
              <draw:text-box>
                <text:p>contiene</text:p>
              </draw:text-box>
            </draw:frame>
          </table:table-cell>
          <table:table-cell table:number-columns-repeated="10"/>
        </table:table-row>
        <table:table-row table:style-name="ro1">
          <table:table-cell table:number-columns-repeated="2"/>
          <table:table-cell>
            <draw:line table:end-cell-address="Hoja1.E28" table:end-x="0.865cm" table:end-y="0.028cm" draw:z-index="34" draw:style-name="gr5" draw:text-style-name="P2" svg:x1="0.976cm" svg:y1="0.028cm" svg:x2="5.381cm" svg:y2="0.028cm">
              <text:p/>
            </draw:line>
          </table:table-cell>
          <table:table-cell table:number-columns-repeated="17"/>
        </table:table-row>
        <table:table-row table:style-name="ro1">
          <table:table-cell table:number-columns-repeated="9"/>
          <table:table-cell>
            <draw:rect table:end-cell-address="Hoja1.M44" table:end-x="0.976cm" table:end-y="0.186cm" draw:z-index="36" draw:style-name="gr17" draw:text-style-name="P2" svg:width="7.667cm" svg:height="6.774cm" svg:x="0.083cm" svg:y="0.186cm">
              <text:p text:style-name="P2"><text:span text:style-name="T2">Artículo</text:span></text:p>
              <text:p text:style-name="P2"/>
              <text:p text:style-name="P2">Nombre del artículo</text:p>
              <text:p text:style-name="P2"/>
              <text:p text:style-name="P2">Descripción</text:p>
              <text:p text:style-name="P2"/>
              <text:p text:style-name="P2">Categoría a la que pertenece</text:p>
              <text:p text:style-name="P2"/>
              <text:p text:style-name="P2">Precio (pesos o dólares)</text:p>
              <text:p text:style-name="P2"/>
              <text:p text:style-name="P2">Cantidad de comprados</text:p>
              <text:p text:style-name="P2"/>
              <text:p text:style-name="P2">Imágenes</text:p>
            </draw:rect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>
            <draw:line table:end-cell-address="Hoja1.B49" table:end-x="1.561cm" table:end-y="0.425cm" draw:z-index="69" draw:style-name="gr5" draw:text-style-name="P2" svg:x1="1.561cm" svg:y1="0.001cm" svg:x2="1.533cm" svg:y2="8.555cm">
              <text:p/>
            </draw:line>
          </table:table-cell>
          <table:table-cell table:number-columns-repeated="7"/>
          <table:table-cell>
            <draw:line table:end-cell-address="Hoja1.M31" table:end-x="0.948cm" table:end-y="0.293cm" draw:z-index="40" draw:style-name="gr12" draw:text-style-name="P2" svg:x1="0.139cm" svg:y1="0.267cm" svg:x2="7.722cm" svg:y2="0.293cm">
              <text:p/>
            </draw:line>
          </table:table-cell>
          <table:table-cell table:number-columns-repeated="10"/>
        </table:table-row>
        <table:table-row table:style-name="ro1">
          <table:table-cell table:number-columns-repeated="8"/>
          <table:table-cell>
            <draw:frame table:end-cell-address="Hoja1.J33" table:end-x="0.306cm" table:end-y="0.33cm" draw:z-index="38" draw:style-name="gr22" svg:width="2.37cm" svg:height="0.469cm" svg:x="0.194cm" svg:y="0.313cm">
              <draw:text-box>
                <text:p>pertenece</text:p>
              </draw:text-box>
            </draw:frame>
          </table:table-cell>
          <table:table-cell table:number-columns-repeated="11"/>
        </table:table-row>
        <table:table-row table:style-name="ro1">
          <table:table-cell table:number-columns-repeated="7"/>
          <table:table-cell>
            <draw:custom-shape table:end-cell-address="Hoja1.I34" table:end-x="2.174cm" table:end-y="0.346cm" draw:z-index="39" draw:style-name="gr23" svg:width="3.122cm" svg:height="0.532cm" svg:x="1.311cm" svg:y="0.26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19"/>
          <table:table-cell>
            <draw:line table:end-cell-address="Hoja1.U51" table:end-x="0.476cm" table:end-y="0.452cm" draw:z-index="60" draw:style-name="gr9" draw:text-style-name="P2" svg:x1="1.366cm" svg:y1="8.13cm" svg:x2="2.734cm" svg:y2="0.377cm">
              <text:p/>
            </draw:line>
            <draw:line table:end-cell-address="Hoja1.T48" table:end-x="0.178cm" table:end-y="0.038cm" draw:z-index="79" draw:style-name="gr9" draw:text-style-name="P2" svg:x1="0.099cm" svg:y1="6.361cm" svg:x2="0.178cm" svg:y2="0.414cm">
              <text:p/>
            </draw:line>
          </table:table-cell>
        </table:table-row>
        <table:table-row table:style-name="ro1">
          <table:table-cell table:number-columns-repeated="17"/>
          <table:table-cell>
            <draw:line table:end-cell-address="Hoja1.S46" table:end-x="0.891cm" table:end-y="0.15cm" draw:z-index="75" draw:style-name="gr5" draw:text-style-name="P2" svg:x1="1.644cm" svg:y1="5.118cm" svg:x2="3.149cm" svg:y2="0cm">
              <text:p/>
            </draw:line>
          </table:table-cell>
          <table:table-cell table:number-columns-repeated="2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0"/>
          <table:table-cell>
            <draw:line table:end-cell-address="Hoja1.K48" table:end-x="1.466cm" table:end-y="0.151cm" draw:z-index="77" draw:style-name="gr9" draw:text-style-name="P2" svg:x1="1.466cm" svg:y1="0.189cm" svg:x2="1.466cm" svg:y2="1.958cm">
              <text:p/>
            </draw:line>
          </table:table-cell>
          <table:table-cell table:number-columns-repeated="9"/>
        </table:table-row>
        <table:table-row table:style-name="ro1">
          <table:table-cell table:number-columns-repeated="12"/>
          <table:table-cell>
            <draw:frame table:end-cell-address="Hoja1.O46" table:end-x="1.744cm" table:end-y="0.13cm" draw:z-index="76" draw:style-name="gr21" svg:width="4.159cm" svg:height="0.469cm" svg:x="2.101cm" svg:y="0.113cm">
              <draw:text-box>
                <text:p>El usuario contará con</text:p>
              </draw:text-box>
            </draw:frame>
          </table:table-cell>
          <table:table-cell table:number-columns-repeated="7"/>
        </table:table-row>
        <table:table-row table:style-name="ro1">
          <table:table-cell table:number-columns-repeated="6"/>
          <table:table-cell>
            <draw:line table:end-cell-address="Hoja1.G49" table:end-x="1.367cm" table:end-y="0.425cm" draw:z-index="73" draw:style-name="gr5" draw:text-style-name="P2" svg:x1="1.339cm" svg:y1="1.78cm" svg:x2="1.367cm" svg:y2="0.08cm">
              <text:p/>
            </draw:line>
            <draw:line table:end-cell-address="Hoja1.R46" table:end-x="1.704cm" table:end-y="0.15cm" draw:z-index="74" draw:style-name="gr5" draw:text-style-name="P2" svg:x1="1.367cm" svg:y1="0.106cm" svg:x2="26.544cm" svg:y2="0.15cm">
              <text:p/>
            </draw:line>
          </table:table-cell>
          <table:table-cell table:number-columns-repeated="13"/>
        </table:table-row>
        <table:table-row table:style-name="ro1">
          <table:table-cell table:number-columns-repeated="13"/>
          <table:table-cell>
            <draw:frame table:end-cell-address="Hoja1.R48" table:end-x="0.473cm" table:end-y="0.044cm" draw:z-index="80" draw:style-name="gr24" svg:width="8.782cm" svg:height="0.469cm" svg:x="0.724cm" svg:y="0.027cm">
              <draw:text-box>
                <text:p>Pertenece </text:p>
              </draw:text-box>
            </draw:frame>
          </table:table-cell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Hoja1.K50" table:end-x="0.347cm" table:end-y="0.086cm" draw:z-index="72" draw:style-name="gr25" svg:width="10.928cm" svg:height="0.584cm" svg:x="0.71cm" svg:y="0.405cm">
              <draw:text-box>
                <text:p>Para la selección del método de envío usuario deberá indicar</text:p>
              </draw:text-box>
            </draw:frame>
          </table:table-cell>
          <table:table-cell table:number-columns-repeated="4"/>
          <table:table-cell>
            <draw:line table:end-cell-address="Hoja1.T48" table:end-x="0.159cm" table:end-y="0.138cm" draw:z-index="78" draw:style-name="gr9" draw:text-style-name="P2" svg:x1="1.466cm" svg:y1="0.138cm" svg:x2="20.482cm" svg:y2="0.062cm">
              <text:p/>
            </draw:line>
          </table:table-cell>
          <table:table-cell table:number-columns-repeated="9"/>
        </table:table-row>
        <table:table-row table:style-name="ro1">
          <table:table-cell/>
          <table:table-cell>
            <draw:line table:end-cell-address="Hoja1.K49" table:end-x="0.557cm" table:end-y="0.425cm" draw:z-index="70" draw:style-name="gr5" draw:text-style-name="P2" svg:x1="1.533cm" svg:y1="0.425cm" svg:x2="20.88cm" svg:y2="0.425cm">
              <text:p/>
            </draw:line>
          </table:table-cell>
          <table:table-cell table:number-columns-repeated="7"/>
          <table:table-cell>
            <draw:line table:end-cell-address="Hoja1.J65" table:end-x="0.809cm" table:end-y="0.419cm" draw:z-index="81" draw:style-name="gr5" draw:text-style-name="P2" svg:x1="0.809cm" svg:y1="0.425cm" svg:x2="0.753cm" svg:y2="7.645cm">
              <text:p/>
            </draw:line>
          </table:table-cell>
          <table:table-cell>
            <draw:rect table:end-cell-address="Hoja1.O65" table:end-x="0.558cm" table:end-y="0.137cm" draw:z-index="66" draw:style-name="gr26" draw:text-style-name="P2" svg:width="9.004cm" svg:height="7.332cm" svg:x="0.586cm" svg:y="0.031cm">
              <text:p text:style-name="P2"><text:span text:style-name="T2">Método de Envío</text:span></text:p>
              <text:p text:style-name="P2"/>
              <text:p text:style-name="P2">Dirección: calle, número, </text:p>
              <text:p text:style-name="P2"><text:s text:c="7"/>esquina</text:p>
              <text:p text:style-name="P2"/>
              <text:p text:style-name="P2">País</text:p>
              <text:p text:style-name="P2"/>
              <text:p text:style-name="P2">Tipo de envío: Premium (2-5 días)-Costo del 15%</text:p>
              <text:p text:style-name="P2">sobre el subtotal</text:p>
              <text:p text:style-name="P2"><text:s text:c="22"/>Express (5-8 días)-Costo del 7% </text:p>
              <text:p text:style-name="P2">sobre el subtotal</text:p>
              <text:p text:style-name="P2"><text:s text:c="22"/>Standard (12 a 15 días)-Costo del</text:p>
              <text:p text:style-name="P2"><text:s text:c="7"/>5% sobre el subtotal</text:p>
              <text:p text:style-name="P2"/>
              <text:p text:style-name="P2"/>
            </draw:rect>
          </table:table-cell>
          <table:table-cell table:number-columns-repeated="6"/>
          <table:table-cell>
            <draw:rect table:end-cell-address="Hoja1.T55" table:end-x="0.139cm" table:end-y="0.425cm" draw:z-index="64" draw:style-name="gr17" draw:text-style-name="P2" svg:width="4.46cm" svg:height="3.056cm" svg:x="0.195cm" svg:y="0.078cm">
              <text:p text:style-name="P2"><text:span text:style-name="T2">Forma de Pago</text:span></text:p>
              <text:p text:style-name="P2"/>
              <text:p text:style-name="P2">Tarjeta de Crédito</text:p>
              <text:p text:style-name="P2"/>
              <text:p text:style-name="P2">Transferencia bancaria</text:p>
            </draw:rect>
          </table:table-cell>
          <table:table-cell table:number-columns-repeated="2"/>
        </table:table-row>
        <table:table-row table:style-name="ro1">
          <table:table-cell table:number-columns-repeated="10"/>
          <table:table-cell>
            <draw:line table:end-cell-address="Hoja1.O50" table:end-x="0.531cm" table:end-y="0.399cm" draw:z-index="68" draw:style-name="gr12" draw:text-style-name="P2" svg:x1="0.921cm" svg:y1="0.372cm" svg:x2="9.563cm" svg:y2="0.399cm">
              <text:p/>
            </draw:line>
          </table:table-cell>
          <table:table-cell table:number-columns-repeated="9"/>
        </table:table-row>
        <table:table-row table:style-name="ro1">
          <table:table-cell table:number-columns-repeated="14"/>
          <table:table-cell>
            <draw:frame table:end-cell-address="Hoja1.R53" table:end-x="0.441cm" table:end-y="0.247cm" draw:z-index="85" draw:style-name="gr27" svg:width="6.524cm" svg:height="0.937cm" svg:x="0.692cm" svg:y="0.213cm">
              <draw:text-box>
                <text:p>Luego de llenar todos los campos del <text:s text:c="12"/>método de envío indicar </text:p>
              </draw:text-box>
            </draw:frame>
          </table:table-cell>
          <table:table-cell table:number-columns-repeated="2"/>
          <table:table-cell>
            <draw:line table:end-cell-address="Hoja1.S51" table:end-x="2.23cm" table:end-y="0.159cm" draw:z-index="65" draw:style-name="gr12" draw:text-style-name="P2" svg:x1="0.39cm" svg:y1="0.133cm" svg:x2="4.488cm" svg:y2="0.159cm">
              <text:p/>
            </draw:line>
          </table:table-cell>
          <table:table-cell/>
          <table:table-cell>
            <draw:line table:end-cell-address="Hoja1.T51" table:end-x="1.394cm" table:end-y="0.388cm" draw:z-index="67" draw:style-name="gr9" draw:text-style-name="P2" svg:x1="1.394cm" svg:y1="0.372cm" svg:x2="0.111cm" svg:y2="0.388cm">
              <text:p/>
            </draw:line>
          </table:table-cell>
        </table:table-row>
        <table:table-row table:style-name="ro1">
          <table:table-cell table:number-columns-repeated="14"/>
          <table:table-cell>
            <draw:line table:end-cell-address="Hoja1.R52" table:end-x="0.195cm" table:end-y="0.24cm" draw:z-index="71" draw:style-name="gr9" draw:text-style-name="P2" svg:x1="6.97cm" svg:y1="0.24cm" svg:x2="0.587cm" svg:y2="0.23cm">
              <text:p/>
            </draw:line>
          </table:table-cell>
          <table:table-cell table:number-columns-repeated="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>
            <draw:line table:end-cell-address="Hoja1.R65" table:end-x="0.418cm" table:end-y="0.425cm" draw:z-index="83" draw:style-name="gr5" draw:text-style-name="P2" svg:x1="0.865cm" svg:y1="4.942cm" svg:x2="4.935cm" svg:y2="0.399cm">
              <text:p/>
            </draw:line>
          </table:table-cell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>
            <draw:frame table:end-cell-address="Hoja1.S66" table:end-x="0.209cm" table:end-y="0.1cm" draw:z-index="84" draw:style-name="gr28" svg:width="5.882cm" svg:height="1.169cm" draw:transform="rotate (0.840026968984712) translate (1.102cm 0.286cm)">
              <draw:text-box>
                <text:p>El usuario deberá indicar</text:p>
              </draw:text-box>
            </draw:frame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>
            <draw:line table:end-cell-address="Hoja1.P65" table:end-x="0.949cm" table:end-y="0.425cm" draw:z-index="82" draw:style-name="gr5" draw:text-style-name="P2" svg:x1="0.753cm" svg:y1="0.372cm" svg:x2="14.497cm" svg:y2="0.425cm">
              <text:p/>
            </draw:line>
          </table:table-cell>
          <table:table-cell table:number-columns-repeated="10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20/08/2019</text:date>, <text:time>03:2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igail Figueira Malán</meta:initial-creator>
    <meta:creation-date>2019-08-19T23:46:05.04</meta:creation-date>
    <dc:date>2019-08-20T03:27:53.50</dc:date>
    <dc:creator>Abigail Figueira Malán</dc:creator>
    <meta:editing-duration>PT4M28S</meta:editing-duration>
    <meta:editing-cycles>1</meta:editing-cycles>
    <meta:document-statistic meta:table-count="3" meta:cell-count="0" meta:object-count="86"/>
    <meta:generator>OpenOffice/4.1.6$Win32 OpenOffice.org_project/416m1$Build-9790</meta:generator>
  </office:meta>
</office:document-meta>
</file>